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9098569194320589"/>Meet 6</text:p>
      <text:p text:style-name="P3"><text:line-break/> Date: 2013-12-04 <text:line-break/><text:line-break/> Facilitator: <text:s/>Linnéa Andersson<text:line-break/><text:line-break/> Participants: Johan Gerdin, Andreas Wahlström, Linnéa Andersson, Erik Arnebäck<text:line-break/><text:line-break/>1. Objectives: </text:p>
      <text:p text:style-name="P3"><text:tab/>Specify the MVC</text:p>
      <text:p text:style-name="P3"><text:tab/>Discuss the groupdynamics</text:p>
      <text:p text:style-name="P3"><text:line-break/>2. Reports:</text:p>
      <text:p text:style-name="P3"><text:tab/>NA<text:line-break/><text:line-break/>3. Discussion items: </text:p>
      <text:p text:style-name="P3"/>
      <text:p text:style-name="P3"><text:tab/>We are going to use MVC where the model is the anlysis-model and the <text:tab/>View is the Andengine. We will discuss more about the controller later. </text:p>
      <text:p text:style-name="P3"/>
      <text:p text:style-name="P3"><text:tab/>We are going to have the Box2D in our model. (Universe or <text:tab/>Level-class)</text:p>
      <text:p text:style-name="P3"/>
      <text:p text:style-name="P3"><text:tab/>To keep the groupdynamic good, we will talk to eachother and listen to <text:tab/>what everyone has to say. Every week we will assign tasks to each of us, <text:tab/>so we always have something to do.<text:line-break/><text:line-break/>4. Outcomes and assignments: <text:line-break/><text:tab/></text:p>
      <text:p text:style-name="P3"><text:tab/>Eric - Startmeny</text:p>
      <text:p text:style-name="P3"><text:tab/>Andreas - Universe, Level</text:p>
      <text:p text:style-name="P3"><text:tab/>Linnea - Entity, BlackHole, Player, Enemy</text:p>
      <text:p text:style-name="P3"><text:tab/>Johan - Obstacle, Planet, PowerUp<text:line-break/><text:line-break/>5. Wrap up <text:line-break/><text:tab/><text:line-break/><text:tab/>(Next meeting on saturday 13/4 -13 ) change meeting to 16/4 -13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01:12.83</meta:creation-date>
    <dc:date>2013-04-16T14:32:31.66</dc:date>
    <meta:editing-duration>PT1H8M14S</meta:editing-duration>
    <meta:editing-cycles>11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141" meta:character-count="869"/>
  </office:meta>
</office:document-meta>
</file>